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27">
            <text:p>927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75">
            <text:p>1975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62">
            <text:p>106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36">
            <text:p>1936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66">
            <text:p>766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05">
            <text:p>6405</text:p>
          </table:table-cell>
          <table:table-cell table:style-name="ce23" office:value-type="float" office:value="151">
            <text:p>1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897">
            <text:p>10897</text:p>
          </table:table-cell>
          <table:table-cell table:style-name="ce23" office:value-type="float" office:value="274">
            <text:p>2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872">
            <text:p>12872</text:p>
          </table:table-cell>
          <table:table-cell table:style-name="ce23" office:value-type="float" office:value="342">
            <text:p>34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